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/>
    <style:font-face style:name="Lohit Devanagari1" svg:font-family="'Lohit Devanagari'"/>
    <style:font-face style:name="Monaco" svg:font-family="Monaco, Consolas, 'Bitstream Vera Sans Mono', 'Courier New', Courier, monospace"/>
    <style:font-face style:name="lato" svg:font-family="lato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d2b" officeooo:paragraph-rsid="000ccd2b"/>
    </style:style>
    <style:style style:name="P2" style:family="paragraph" style:parent-style-name="Standard">
      <style:text-properties officeooo:paragraph-rsid="000ccd2b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" style:family="paragraph" style:parent-style-name="Text_20_body">
      <style:text-properties officeooo:rsid="000ccd2b" officeooo:paragraph-rsid="000ccd2b"/>
    </style:style>
    <style:style style:name="P5" style:family="paragraph" style:parent-style-name="Text_20_body">
      <style:text-properties fo:font-variant="normal" fo:text-transform="none" fo:color="#000000" style:font-name="Monaco" fo:font-size="12pt" fo:letter-spacing="normal" fo:font-style="normal" fo:font-weight="normal" officeooo:rsid="000ccd2b" officeooo:paragraph-rsid="000ccd2b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/>
    </style:style>
    <style:style style:name="T1" style:family="text">
      <style:text-properties fo:font-variant="normal" fo:text-transform="none" fo:color="#66808c" style:font-name="lato" fo:font-size="12pt" fo:letter-spacing="normal" fo:font-style="normal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Monac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Monaco" fo:font-size="12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00" style:font-name="Monaco" fo:font-size="12pt" fo:letter-spacing="normal" fo:font-style="normal" fo:font-weight="normal" officeooo:rsid="000ccd2b"/>
    </style:style>
    <style:style style:name="T5" style:family="text">
      <style:text-properties fo:font-variant="normal" fo:text-transform="none" fo:color="#000000" style:font-name="Monaco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afafaf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7" style:family="text">
      <style:text-properties fo:font-variant="normal" fo:text-transform="none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8" style:family="text">
      <style:text-properties fo:color="#919191" style:font-name="Lato"/>
    </style:style>
    <style:style style:name="T9" style:family="text">
      <style:text-properties fo:color="#919191" style:font-name="Lato" fo:font-style="normal"/>
    </style:style>
    <style:style style:name="T10" style:family="text">
      <style:text-properties officeooo:rsid="000d14d5"/>
    </style:style>
    <style:style style:name="T11" style:family="text">
      <style:text-properties style:font-name="Liberation Mono" officeooo:rsid="000d14d5" style:font-name-asian="Noto Sans Mono CJK SC" style:font-name-complex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ar un Raid en Linux.</text:h>
      <text:p text:style-name="P1"/>
      <text:h text:style-name="Heading_20_2" text:outline-level="2">Instalar mdadm</text:h>
      <text:p text:style-name="P2"><text:span text:style-name="T4"/></text:p>
      <text:p text:style-name="P2"><text:span text:style-name="T4">sudo a</text:span><text:span text:style-name="T2">pt install mdadm</text:span></text:p>
      <text:p text:style-name="P1"/>
      <text:h text:style-name="Heading_20_2" text:outline-level="2">Crear particiones</text:h>
      <text:p text:style-name="P1"/>
      <text:p text:style-name="P1">Debemos crear particiones en los discos que utilicemos para hacer el raid en nuestro ejemplo para un Raid1 crearemos una partición de 1G en cada disco.</text:p>
      <text:p text:style-name="P1"/>
      <text:p text:style-name="P1"><text:span text:style-name="Source_20_Text"><text:span text:style-name="T3">sudo fdisk /dev/sdb</text:span></text:span></text:p>
      <text:p text:style-name="P3"><text:span text:style-name="Source_20_Text"><text:span text:style-name="T3">Command (m for help): n</text:span></text:span></text:p>
      <text:p text:style-name="P3"><text:span text:style-name="Source_20_Text"><text:span text:style-name="T3">e extendend</text:span></text:span></text:p>
      <text:p text:style-name="P3"><text:span text:style-name="Source_20_Text"><text:span text:style-name="T3">p primary partition (1-8)</text:span></text:span></text:p>
      <text:p text:style-name="P3"><text:span text:style-name="Source_20_Text"><text:span text:style-name="T3">p</text:span></text:span></text:p>
      <text:p text:style-name="P3"><text:span text:style-name="Source_20_Text"><text:span text:style-name="T3">Partition number (1-8): 1</text:span></text:span></text:p>
      <text:p text:style-name="P1"/>
      <text:h text:style-name="Heading_20_2" text:outline-level="2">Crear el Raid 1.</text:h>
      <text:p text:style-name="P4">Ejecutamos el comando mdadm con las opciones adecuadas.</text:p>
      <text:p text:style-name="P4"/>
      <text:p text:style-name="P5">sudo mdadm -C /dev/md0 -l raid1 -n 2 /dev/sdb1 /dev/sdb1</text:p>
      <text:p text:style-name="P5">Donde -C ndica crear.</text:p>
      <text:p text:style-name="P5">/dev/md0 es el nombre del raid que vamos a crear.</text:p>
      <text:p text:style-name="P5">-l es el tipo de raid, puede ser raid0, raid1, raid5, …</text:p>
      <text:p text:style-name="P5">-n es el número de particiones a utilizar.</text:p>
      <text:h text:style-name="Heading_20_2" text:outline-level="2">Formatear o establecer sistema de archivos.</text:h>
      <text:p text:style-name="P4">Usamos el comando mkfs.ext4 </text:p>
      <text:p text:style-name="P5">sudo mkfs.ext4 /dev/md0</text:p>
      <text:h text:style-name="Heading_20_2" text:outline-level="2">Montamos el raid</text:h>
      <text:p text:style-name="P6"><text:span text:style-name="T10">sudo m</text:span>kdir /mnt/backup</text:p>
      <text:p text:style-name="P6"><text:span text:style-name="T10">sudo m</text:span>ount /dev/md0 /mnt/backup</text:p>
      <text:p text:style-name="P6"/>
      <text:p text:style-name="P6"/>
      <text:p text:style-name="P6"><text:soft-page-break/></text:p>
      <text:p text:style-name="Standard">Ahora que ya tenemos nuestro dispositvo RAID montado, vamos a crear una entrada en <text:span text:style-name="Emphasis">fstab </text:span>para que arranque al reinicio.</text:p>
      <text:p text:style-name="Standard"/>
      <text:p text:style-name="Standard"><text:span text:style-name="Source_20_Text">nano /etc/fstab</text:span></text:p>
      <text:p text:style-name="Standard"/>
      <text:p text:style-name="Standard">Añadimos la siguiente línea:</text:p>
      <text:p text:style-name="Standard"><text:span text:style-name="Source_20_Text">/dev/md0 /mnt/backup ext4 <text:s/>defaults 0 0</text:span></text:p>
      <text:p text:style-name="Standard"><text:span text:style-name="Source_20_Text"/></text:p>
      <text:p text:style-name="Standard"/>
      <text:p text:style-name="Standard">7.- Por último, únicamente nos falta guardar nuestra configuración RAID para poder usarla posteriormente y que siempre se ejecute.</text:p>
      <text:p text:style-name="Standard"/>
      <text:p text:style-name="Standard"><text:span text:style-name="Source_20_Text">mdadm -E -s -v </text:span><text:span text:style-name="Source_20_Text"><text:span text:style-name="T11">&gt;&gt;</text:span></text:span><text:span text:style-name="Source_20_Text"> /etc/mdadm.conf</text:span></text:p>
      <text:p text:style-name="Standard"><text:span text:style-name="Source_20_Text">mdadm --detail --scan --verbose </text:span><text:span text:style-name="Source_20_Text"><text:span text:style-name="T11">&gt;&gt;</text:span></text:span><text:span text:style-name="Source_20_Text"> /etc/mdadm.conf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/>
    <style:font-face style:name="Lohit Devanagari1" svg:font-family="'Lohit Devanagari'"/>
    <style:font-face style:name="Monaco" svg:font-family="Monaco, Consolas, 'Bitstream Vera Sans Mono', 'Courier New', Courier, monospace"/>
    <style:font-face style:name="lato" svg:font-family="lato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7:23:16.911146108</meta:creation-date>
    <dc:date>2020-12-03T17:36:26.976880621</dc:date>
    <meta:editing-duration>PT3M</meta:editing-duration>
    <meta:editing-cycles>1</meta:editing-cycles>
    <meta:document-statistic meta:table-count="0" meta:image-count="0" meta:object-count="0" meta:page-count="2" meta:paragraph-count="31" meta:word-count="203" meta:character-count="1202" meta:non-whitespace-character-count="1031"/>
    <meta:generator>LibreOffice/6.4.5.2$Linux_X86_64 LibreOffice_project/40$Build-2</meta:generator>
  </office:meta>
</office:document-meta>
</file>